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star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ireball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damage</text:p>
          </table:table-cell>
          <table:table-cell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throw_flames_burn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magma_flower_mana_cost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bomb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ow_flame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_heal</text:p>
          </table:table-cell>
          <table:table-cell table:number-columns-repeated="1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cooldown</text:p>
          </table:table-cell>
          <table:table-cell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magma_flower_mana_cost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ssive_fi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7:02:03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5T17:02:17.700000000</dc:date>
    <meta:editing-duration>PT33M55S</meta:editing-duration>
    <meta:editing-cycles>10</meta:editing-cycles>
    <meta:generator>Trio_Office/6.2.8.2$Windows_x86 LibreOffice_project/</meta:generator>
    <meta:document-statistic meta:table-count="1" meta:cell-count="314" meta:object-count="0"/>
  </office:meta>
</office:document-meta>
</file>